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493d998" officeooo:paragraph-rsid="0493d998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9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1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5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8" style:family="paragraph" style:parent-style-name="Standard">
      <style:text-properties officeooo:paragraph-rsid="04538aff"/>
    </style:style>
    <style:style style:name="P419" style:family="paragraph" style:parent-style-name="Standard">
      <style:text-properties officeooo:paragraph-rsid="046a8c7f"/>
    </style:style>
    <style:style style:name="P42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21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2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3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4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5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6" style:family="paragraph" style:parent-style-name="Heading_20_1" style:list-style-name="">
      <style:text-properties officeooo:paragraph-rsid="001ba608"/>
    </style:style>
    <style:style style:name="P427" style:family="paragraph" style:parent-style-name="Heading_20_1" style:list-style-name="">
      <style:text-properties officeooo:paragraph-rsid="0397c760"/>
    </style:style>
    <style:style style:name="P428" style:family="paragraph" style:parent-style-name="Heading_20_1" style:list-style-name="">
      <style:text-properties officeooo:paragraph-rsid="03b16bb9"/>
    </style:style>
    <style:style style:name="P429" style:family="paragraph" style:parent-style-name="Heading_20_1" style:list-style-name="">
      <style:text-properties officeooo:paragraph-rsid="04538aff"/>
    </style:style>
    <style:style style:name="P430" style:family="paragraph" style:parent-style-name="Heading_20_1" style:list-style-name="">
      <style:text-properties officeooo:paragraph-rsid="0467c526"/>
    </style:style>
    <style:style style:name="P431" style:family="paragraph" style:parent-style-name="Heading_20_1" style:list-style-name="">
      <style:text-properties officeooo:paragraph-rsid="046a8c7f"/>
    </style:style>
    <style:style style:name="P432" style:family="paragraph" style:parent-style-name="Heading_20_1" style:list-style-name="">
      <style:text-properties officeooo:paragraph-rsid="0473d306"/>
    </style:style>
    <style:style style:name="P433" style:family="paragraph" style:parent-style-name="Heading_20_1">
      <style:text-properties officeooo:paragraph-rsid="0050c4e0"/>
    </style:style>
    <style:style style:name="P434" style:family="paragraph" style:parent-style-name="Heading_20_1">
      <style:text-properties officeooo:paragraph-rsid="00831399"/>
    </style:style>
    <style:style style:name="P435" style:family="paragraph" style:parent-style-name="Heading_20_1">
      <style:text-properties officeooo:paragraph-rsid="008bf0d2"/>
    </style:style>
    <style:style style:name="P436" style:family="paragraph" style:parent-style-name="Heading_20_1">
      <style:text-properties officeooo:paragraph-rsid="0090bcd5"/>
    </style:style>
    <style:style style:name="P437" style:family="paragraph" style:parent-style-name="Heading_20_1" style:list-style-name="WW8Num2">
      <style:text-properties officeooo:paragraph-rsid="0096468c"/>
    </style:style>
    <style:style style:name="P438" style:family="paragraph" style:parent-style-name="Heading_20_1" style:list-style-name="WW8Num2">
      <style:text-properties officeooo:paragraph-rsid="00bda0e5"/>
    </style:style>
    <style:style style:name="P439" style:family="paragraph" style:parent-style-name="Heading_20_1" style:list-style-name="WW8Num2">
      <style:text-properties officeooo:paragraph-rsid="00cf6c40"/>
    </style:style>
    <style:style style:name="P440" style:family="paragraph" style:parent-style-name="Heading_20_1" style:list-style-name="WW8Num2">
      <style:text-properties officeooo:paragraph-rsid="00e02383"/>
    </style:style>
    <style:style style:name="P441" style:family="paragraph" style:parent-style-name="Heading_20_1" style:list-style-name="WW8Num2">
      <style:text-properties officeooo:paragraph-rsid="01f035ba"/>
    </style:style>
    <style:style style:name="P442" style:family="paragraph" style:parent-style-name="Heading_20_1" style:list-style-name="WW8Num2">
      <style:text-properties officeooo:paragraph-rsid="02681b29"/>
    </style:style>
    <style:style style:name="P443" style:family="paragraph" style:parent-style-name="Heading_20_1" style:list-style-name="WW8Num2">
      <style:text-properties officeooo:paragraph-rsid="026e60de"/>
    </style:style>
    <style:style style:name="P444" style:family="paragraph" style:parent-style-name="Heading_20_1" style:list-style-name="WW8Num2">
      <style:text-properties officeooo:paragraph-rsid="0397c760"/>
    </style:style>
    <style:style style:name="P445" style:family="paragraph" style:parent-style-name="Heading_20_1" style:list-style-name="WW8Num2">
      <style:text-properties officeooo:rsid="010ab926" officeooo:paragraph-rsid="03130417"/>
    </style:style>
    <style:style style:name="P446" style:family="paragraph" style:parent-style-name="Heading_20_1" style:list-style-name="WW8Num2">
      <style:text-properties officeooo:rsid="010ab926" officeooo:paragraph-rsid="03b16bb9"/>
    </style:style>
    <style:style style:name="P447" style:family="paragraph" style:parent-style-name="Heading_20_1" style:list-style-name="WW8Num2">
      <style:text-properties officeooo:rsid="010ab926" officeooo:paragraph-rsid="043e6eb3"/>
    </style:style>
    <style:style style:name="P448" style:family="paragraph" style:parent-style-name="Heading_20_1" style:list-style-name="WW8Num2">
      <style:text-properties officeooo:rsid="010ab926" officeooo:paragraph-rsid="044f5735"/>
    </style:style>
    <style:style style:name="P449" style:family="paragraph" style:parent-style-name="Heading_20_1" style:list-style-name="WW8Num2">
      <style:text-properties officeooo:rsid="010ab926" officeooo:paragraph-rsid="04538aff"/>
    </style:style>
    <style:style style:name="P450" style:family="paragraph" style:parent-style-name="Heading_20_1" style:list-style-name="WW8Num2">
      <style:text-properties officeooo:rsid="010ab926" officeooo:paragraph-rsid="0467c526"/>
    </style:style>
    <style:style style:name="P451" style:family="paragraph" style:parent-style-name="Heading_20_1" style:list-style-name="WW8Num2">
      <style:text-properties officeooo:rsid="010ab926" officeooo:paragraph-rsid="046a8c7f"/>
    </style:style>
    <style:style style:name="P452" style:family="paragraph" style:parent-style-name="Heading_20_1" style:list-style-name="WW8Num2">
      <style:text-properties officeooo:rsid="010ab926" officeooo:paragraph-rsid="0473d306"/>
    </style:style>
    <style:style style:name="P45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60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61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62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3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4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5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6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7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8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9" style:family="paragraph" style:parent-style-name="Standard" style:list-style-name="WW8Num2">
      <style:text-properties officeooo:paragraph-rsid="0096468c"/>
    </style:style>
    <style:style style:name="P470" style:family="paragraph" style:parent-style-name="Standard" style:list-style-name="WW8Num2">
      <style:text-properties officeooo:paragraph-rsid="00bda0e5"/>
    </style:style>
    <style:style style:name="P471" style:family="paragraph" style:parent-style-name="Standard" style:list-style-name="WW8Num2">
      <style:text-properties officeooo:paragraph-rsid="01f035ba"/>
    </style:style>
    <style:style style:name="P472" style:family="paragraph" style:parent-style-name="Standard" style:list-style-name="WW8Num2">
      <style:text-properties officeooo:paragraph-rsid="02681b29"/>
    </style:style>
    <style:style style:name="P473" style:family="paragraph" style:parent-style-name="Standard" style:list-style-name="WW8Num2">
      <style:text-properties officeooo:paragraph-rsid="026e60de"/>
    </style:style>
    <style:style style:name="P474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5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9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90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91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92" style:family="paragraph" style:parent-style-name="Table_20_Contents" style:list-style-name="WW8Num2">
      <style:text-properties officeooo:paragraph-rsid="0096468c"/>
    </style:style>
    <style:style style:name="P493" style:family="paragraph" style:parent-style-name="Table_20_Contents" style:list-style-name="WW8Num2">
      <style:text-properties officeooo:paragraph-rsid="00bda0e5"/>
    </style:style>
    <style:style style:name="P494" style:family="paragraph" style:parent-style-name="Table_20_Contents" style:list-style-name="WW8Num2">
      <style:text-properties officeooo:paragraph-rsid="00cf6c40"/>
    </style:style>
    <style:style style:name="P495" style:family="paragraph" style:parent-style-name="Table_20_Contents" style:list-style-name="WW8Num2">
      <style:text-properties officeooo:paragraph-rsid="00e02383"/>
    </style:style>
    <style:style style:name="P496" style:family="paragraph" style:parent-style-name="Table_20_Contents" style:list-style-name="WW8Num2">
      <style:text-properties officeooo:paragraph-rsid="01f035ba"/>
    </style:style>
    <style:style style:name="P497" style:family="paragraph" style:parent-style-name="Table_20_Contents" style:list-style-name="WW8Num2">
      <style:text-properties officeooo:paragraph-rsid="02681b29"/>
    </style:style>
    <style:style style:name="P498" style:family="paragraph" style:parent-style-name="Table_20_Contents" style:list-style-name="WW8Num2">
      <style:text-properties officeooo:paragraph-rsid="026e60de"/>
    </style:style>
    <style:style style:name="P499" style:family="paragraph" style:parent-style-name="Table_20_Contents" style:list-style-name="WW8Num2">
      <style:text-properties officeooo:paragraph-rsid="03130417"/>
    </style:style>
    <style:style style:name="P500" style:family="paragraph" style:parent-style-name="Table_20_Contents" style:list-style-name="WW8Num2">
      <style:text-properties officeooo:paragraph-rsid="0397c760"/>
    </style:style>
    <style:style style:name="P501" style:family="paragraph" style:parent-style-name="Table_20_Contents" style:list-style-name="WW8Num2">
      <style:text-properties officeooo:paragraph-rsid="03b16bb9"/>
    </style:style>
    <style:style style:name="P502" style:family="paragraph" style:parent-style-name="Table_20_Contents" style:list-style-name="WW8Num2">
      <style:text-properties officeooo:paragraph-rsid="043e6eb3"/>
    </style:style>
    <style:style style:name="P503" style:family="paragraph" style:parent-style-name="Table_20_Contents" style:list-style-name="WW8Num2">
      <style:text-properties officeooo:paragraph-rsid="044f5735"/>
    </style:style>
    <style:style style:name="P504" style:family="paragraph" style:parent-style-name="Table_20_Contents" style:list-style-name="WW8Num2">
      <style:text-properties officeooo:paragraph-rsid="04538aff"/>
    </style:style>
    <style:style style:name="P505" style:family="paragraph" style:parent-style-name="Table_20_Contents" style:list-style-name="WW8Num2">
      <style:text-properties officeooo:paragraph-rsid="0467c526"/>
    </style:style>
    <style:style style:name="P506" style:family="paragraph" style:parent-style-name="Table_20_Contents" style:list-style-name="WW8Num2">
      <style:text-properties officeooo:paragraph-rsid="046a8c7f"/>
    </style:style>
    <style:style style:name="P507" style:family="paragraph" style:parent-style-name="Table_20_Contents" style:list-style-name="WW8Num2">
      <style:text-properties officeooo:paragraph-rsid="0473d306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3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4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8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9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5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6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paragraph-rsid="04987e2f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4721bf" officeooo:paragraph-rsid="0493d998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97269b" officeooo:paragraph-rsid="0497269b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rsid="047f8f9c" officeooo:paragraph-rsid="0497823f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7823f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9b7e9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4aca3" officeooo:paragraph-rsid="0494aca3" style:font-name-asian="Bitstream Vera Sans Mono1" style:font-size-asian="9pt" style:language-asian="zh" style:country-asian="TW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02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803" style:family="paragraph" style:parent-style-name="Table_20_Contents" style:list-style-name="WW8Num2">
      <style:text-properties style:font-name="Bitstream Vera Sans Mono1" fo:font-size="7pt" officeooo:rsid="0497823f" officeooo:paragraph-rsid="0497823f" style:font-name-asian="Bitstream Vera Sans Mono1" style:font-size-asian="7pt" style:font-name-complex="Bitstream Vera Sans Mono" style:font-size-complex="7pt"/>
    </style:style>
    <style:style style:name="P804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T150" style:family="text">
      <style:text-properties officeooo:rsid="048e7081"/>
    </style:style>
    <style:style style:name="T151" style:family="text">
      <style:text-properties officeooo:rsid="04967f76"/>
    </style:style>
    <style:style style:name="T152" style:family="text">
      <style:text-properties officeooo:rsid="049d3246"/>
    </style:style>
    <style:style style:name="T153" style:family="text">
      <style:text-properties officeooo:rsid="049ecaab"/>
    </style:style>
    <style:style style:name="T154" style:family="text">
      <style:text-properties officeooo:rsid="049f8b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0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7"><text:a xlink:type="simple" xlink:href="#__RefHeading___Toc399744325" text:style-name="Index_20_Link" text:visited-style-name="Index_20_Link"><text:soft-page-break/>TB_ACCOUNT<text:tab/>3</text:a></text:p>
          <text:p text:style-name="P417"><text:a xlink:type="simple" xlink:href="#__RefHeading___Toc399744326" text:style-name="Index_20_Link" text:visited-style-name="Index_20_Link">TB_SYS_CODE<text:tab/>4</text:a></text:p>
          <text:p text:style-name="P417"><text:a xlink:type="simple" xlink:href="#__RefHeading___Toc399744327" text:style-name="Index_20_Link" text:visited-style-name="Index_20_Link">TB_ROLE<text:tab/>5</text:a></text:p>
          <text:p text:style-name="P417"><text:a xlink:type="simple" xlink:href="#__RefHeading___Toc399744328" text:style-name="Index_20_Link" text:visited-style-name="Index_20_Link">TB_USER_ROLE<text:tab/>5</text:a></text:p>
          <text:p text:style-name="P417"><text:a xlink:type="simple" xlink:href="#__RefHeading___Toc399744329" text:style-name="Index_20_Link" text:visited-style-name="Index_20_Link">TB_ROLE_PERMISSION<text:tab/>6</text:a></text:p>
          <text:p text:style-name="P417"><text:a xlink:type="simple" xlink:href="#__RefHeading___Toc399744330" text:style-name="Index_20_Link" text:visited-style-name="Index_20_Link">TB_SYS_USESS<text:tab/>7</text:a></text:p>
          <text:p text:style-name="P417"><text:a xlink:type="simple" xlink:href="#__RefHeading___Toc399744331" text:style-name="Index_20_Link" text:visited-style-name="Index_20_Link">TB_SYS_MENU<text:tab/>8</text:a></text:p>
          <text:p text:style-name="P417"><text:a xlink:type="simple" xlink:href="#__RefHeading___Toc399744332" text:style-name="Index_20_Link" text:visited-style-name="Index_20_Link">TB_SYS_MENU_ROLE<text:tab/>9</text:a></text:p>
          <text:p text:style-name="P417"><text:a xlink:type="simple" xlink:href="#__RefHeading___Toc399744333" text:style-name="Index_20_Link" text:visited-style-name="Index_20_Link">TB_SYS<text:tab/>9</text:a></text:p>
          <text:p text:style-name="P417"><text:a xlink:type="simple" xlink:href="#__RefHeading___Toc399744334" text:style-name="Index_20_Link" text:visited-style-name="Index_20_Link">TB_SYS_ICON<text:tab/>10</text:a></text:p>
          <text:p text:style-name="P417"><text:a xlink:type="simple" xlink:href="#__RefHeading__13_1763329536" text:style-name="Index_20_Link" text:visited-style-name="Index_20_Link">TB_SYS_PROG<text:tab/>11</text:a></text:p>
          <text:p text:style-name="P417"><text:a xlink:type="simple" xlink:href="#__RefHeading__6135_1224920703" text:style-name="Index_20_Link" text:visited-style-name="Index_20_Link">TB_SYS_TEMPLATE<text:tab/>12</text:a></text:p>
          <text:p text:style-name="P417"><text:a xlink:type="simple" xlink:href="#__RefHeading__6139_1224920703" text:style-name="Index_20_Link" text:visited-style-name="Index_20_Link">TB_SYS_TEMPLATE_PARAM<text:tab/>12</text:a></text:p>
          <text:p text:style-name="P417"><text:a xlink:type="simple" xlink:href="#__RefHeading__7894_832783559" text:style-name="Index_20_Link" text:visited-style-name="Index_20_Link">TB_SYS_EXPRESSION<text:tab/>13</text:a></text:p>
          <text:p text:style-name="P417"><text:a xlink:type="simple" xlink:href="#__RefHeading__8355_722345540" text:style-name="Index_20_Link" text:visited-style-name="Index_20_Link">TB_SYS_BEAN_HELP<text:tab/>13</text:a></text:p>
          <text:p text:style-name="P417"><text:a xlink:type="simple" xlink:href="#__RefHeading__8357_722345540" text:style-name="Index_20_Link" text:visited-style-name="Index_20_Link">TB_SYS_BEAN_HELP_EXPR<text:tab/>14</text:a></text:p>
          <text:p text:style-name="P417"><text:a xlink:type="simple" xlink:href="#__RefHeading__8359_722345540" text:style-name="Index_20_Link" text:visited-style-name="Index_20_Link">TB_SYS_BEAN_HELP_EXPR_MAP<text:tab/>15</text:a></text:p>
          <text:p text:style-name="P417"><text:a xlink:type="simple" xlink:href="#__RefHeading__9785_1923556911" text:style-name="Index_20_Link" text:visited-style-name="Index_20_Link">TB_SYS_UPLOAD<text:tab/>16</text:a></text:p>
          <text:p text:style-name="P417"><text:a xlink:type="simple" xlink:href="#__RefHeading__10568_19264099" text:style-name="Index_20_Link" text:visited-style-name="Index_20_Link">TB_SYS_JREPORT<text:tab/>17</text:a></text:p>
          <text:p text:style-name="P417"><text:a xlink:type="simple" xlink:href="#__RefHeading__10570_19264099" text:style-name="Index_20_Link" text:visited-style-name="Index_20_Link">TB_SYS_JREPORT_PARAM<text:tab/>17</text:a></text:p>
          <text:p text:style-name="P417"><text:a xlink:type="simple" xlink:href="#__RefHeading__21242_1227445181" text:style-name="Index_20_Link" text:visited-style-name="Index_20_Link">TB_SYS_MAIL_HELPER<text:tab/>18</text:a></text:p>
          <text:p text:style-name="P417"><text:a xlink:type="simple" xlink:href="#__RefHeading__28453_885058517" text:style-name="Index_20_Link" text:visited-style-name="Index_20_Link">TB_SYS_EVENT_LOG<text:tab/>19</text:a></text:p>
          <text:p text:style-name="P417"><text:a xlink:type="simple" xlink:href="#__RefHeading__28455_885058517" text:style-name="Index_20_Link" text:visited-style-name="Index_20_Link">TB_SYS_LOGIN_LOG<text:tab/>19</text:a></text:p>
          <text:p text:style-name="P417"><text:a xlink:type="simple" xlink:href="#__RefHeading__36904_31399133" text:style-name="Index_20_Link" text:visited-style-name="Index_20_Link">TB_SYS_QFIELD_LOG<text:tab/>20</text:a></text:p>
          <text:p text:style-name="P417"><text:a xlink:type="simple" xlink:href="#__RefHeading___Toc43112_1825278141" text:style-name="Index_20_Link" text:visited-style-name="Index_20_Link">TB_SYS_EXPR_JOB<text:tab/>21</text:a></text:p>
          <text:p text:style-name="P417"><text:a xlink:type="simple" xlink:href="#__RefHeading___Toc43114_1825278141" text:style-name="Index_20_Link" text:visited-style-name="Index_20_Link">TB_SYS_EXPR_JOB_LOG<text:tab/>22</text:a></text:p>
          <text:p text:style-name="P417"><text:a xlink:type="simple" xlink:href="#__RefHeading___Toc43114_1825278141%20%E5%89%AF%E6%9C%AC%201" text:style-name="Index_20_Link" text:visited-style-name="Index_20_Link">TB_ORRS_COMMAND<text:tab/>23</text:a></text:p>
          <text:p text:style-name="P417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7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7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7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7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21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1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7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7"/>
          </table:table-cell>
          <table:table-cell table:style-name="表格11.A5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6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60">是否有<text:span text:style-name="T85">dialog模式</text:span>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9">Dialog <text:span text:style-name="T30">寬</text:span>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9">Dialog <text:span text:style-name="T30">高</text:span>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5">TB_SYS.SYS_ID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6">FOLDER</text:p>
            <text:p text:style-name="P336">ITEM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5">TB_SYS_ICON.ICON_ID</text:p>
          </table:table-cell>
          <table:table-cell table:style-name="表格11.A11" office:value-type="string">
            <text:p text:style-name="P397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6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22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4"><text:span text:style-name="T30">如</text:span>TPLMSG0<text:span text:style-name="T33">0</text:span>01</text:p>
          </table:table-cell>
          <table:table-cell table:style-name="表格14.A5" office:value-type="string">
            <text:p text:style-name="P337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7"/>
          </table:table-cell>
          <table:table-cell table:style-name="表格14.A9" office:value-type="string">
            <text:p text:style-name="P337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7"/>
          </table:table-cell>
          <table:table-cell table:style-name="表格14.A9" office:value-type="string">
            <text:p text:style-name="P337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7"/>
          </table:table-cell>
          <table:table-cell table:style-name="表格14.A9" office:value-type="string">
            <text:p text:style-name="P337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3" text:outline-level="1"/>
        </text:list-item>
        <text:list-item>
          <text:h text:style-name="P433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6">TB_SYS_TEMPLATE.TEMPLATE_ID</text:p>
          </table:table-cell>
          <table:table-cell table:style-name="表格15.A5" office:value-type="string">
            <text:p text:style-name="P338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62">是否為<text:span text:style-name="T36">title 或內文</text:span></text:p>
          </table:table-cell>
          <table:table-cell table:style-name="表格15.A9" office:value-type="string">
            <text:p text:style-name="P338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5">Template <text:span text:style-name="T30">的變數</text:span></text:p>
          </table:table-cell>
          <table:table-cell table:style-name="表格15.A9" office:value-type="string">
            <text:p text:style-name="P338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62">object 的變數</text:p>
          </table:table-cell>
          <table:table-cell table:style-name="表格15.A9" office:value-type="string">
            <text:p text:style-name="P338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4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7"><text:span text:style-name="T30">如 </text:span><text:span text:style-name="T31">EXPR0001</text:span></text:p>
          </table:table-cell>
          <table:table-cell table:style-name="表格18.A5" office:value-type="string">
            <text:p text:style-name="P339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7">PYTHON , GROOVY, BSH</text:p>
          </table:table-cell>
          <table:table-cell table:style-name="表格18.A9" office:value-type="string">
            <text:p text:style-name="P339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/>
          </table:table-cell>
          <table:table-cell table:style-name="表格18.A9" office:value-type="string">
            <text:p text:style-name="P339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6"/>
          </table:table-cell>
          <table:table-cell table:style-name="表格18.A9" office:value-type="string">
            <text:p text:style-name="P339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6"/>
          </table:table-cell>
          <table:table-cell table:style-name="表格18.A9" office:value-type="string">
            <text:p text:style-name="P339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5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8"/>
          </table:table-cell>
          <table:table-cell table:style-name="表格19.A5" office:value-type="string">
            <text:p text:style-name="P3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8"/>
          </table:table-cell>
          <table:table-cell table:style-name="表格19.A9" office:value-type="string">
            <text:p text:style-name="P3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71">TB_SYS.SYS_ID</text:p>
          </table:table-cell>
          <table:table-cell table:style-name="表格19.A9" office:value-type="string">
            <text:p text:style-name="P3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9">Y / N</text:p>
          </table:table-cell>
          <table:table-cell table:style-name="表格19.A9" office:value-type="string">
            <text:p text:style-name="P3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9"/>
          </table:table-cell>
          <table:table-cell table:style-name="表格19.A9" office:value-type="string">
            <text:p text:style-name="P3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6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9">TB_SYS_BEAN_HELP.OID</text:p>
          </table:table-cell>
          <table:table-cell table:style-name="表格20.A5" office:value-type="string">
            <text:p text:style-name="P3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3">TB_SYS_EXPRESSION.EXPR_ID</text:p>
          </table:table-cell>
          <table:table-cell table:style-name="表格20.A9" office:value-type="string">
            <text:p text:style-name="P3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0">如 <text:span text:style-name="T74">AA001 用來決定expression執行順序</text:span></text:p>
          </table:table-cell>
          <table:table-cell table:style-name="表格20.A9" office:value-type="string">
            <text:p text:style-name="P3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6">BEFORE / AFTER</text:p>
            <text:p text:style-name="P377">指在 <text:span text:style-name="T82">method </text:span></text:p>
            <text:p text:style-name="P380">before執行前跑 expression </text:p>
            <text:p text:style-name="P380">after執行後跑 expression</text:p>
          </table:table-cell>
          <table:table-cell table:style-name="表格20.A9" office:value-type="string">
            <text:p text:style-name="P3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7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40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90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6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54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55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81">TB_SYS_BEAN_HELP_EXPR.OID</text:p>
          </table:table-cell>
          <table:table-cell table:style-name="表格21.A5" office:value-type="string">
            <text:p text:style-name="P341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5">Y / N</text:p>
            <text:p text:style-name="P375">是否把<text:span text:style-name="T79">method回傳的物件放入 script expression</text:span></text:p>
          </table:table-cell>
          <table:table-cell table:style-name="表格21.A9" office:value-type="string">
            <text:p text:style-name="P358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4">Server method 的參數物件</text:p>
            <text:p text:style-name="P373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6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6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6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0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52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3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64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4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53">給<text:span text:style-name="T77">script expression 的變數</text:span></text:p>
              </text:list-item>
              <text:list-item>
                <text:p text:style-name="P753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6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6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6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6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8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1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91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3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4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71">TB_SYS.SYS_ID</text:p>
          </table:table-cell>
          <table:table-cell table:style-name="表格22.A5" office:value-type="string">
            <text:p text:style-name="P340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82">如: 2014</text:p>
          </table:table-cell>
          <table:table-cell table:style-name="表格22.A9" office:value-type="string">
            <text:p text:style-name="P385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3"><text:span text:style-name="T93">tmp</text:span>, <text:span text:style-name="T93">image, common</text:span></text:p>
          </table:table-cell>
          <table:table-cell table:style-name="表格22.A9" office:value-type="string">
            <text:p text:style-name="P395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5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8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5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4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5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5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4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7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9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7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8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6">Y 表示用blob存</text:p>
              </text:list-item>
              <text:list-item>
                <text:p text:style-name="P756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9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70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4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4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4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4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4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9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2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92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72">Jasper報表上傳後的資料紀錄, 執行時將 CONTENT 解壓縮至設定的報表目錄夾/REPORT_ID/</text:p>
              </text:list-item>
              <text:list-item>
                <text:p text:style-name="P573">假如<text:span text:style-name="T90">REPORT_ID 為 A01 且</text:span>報表目錄為 /<text:span text:style-name="T90">var/jasper</text:span></text:p>
              </text:list-item>
              <text:list-item>
                <text:p text:style-name="P573">執行部署為 /<text:span text:style-name="T90">var/jasper/A01</text:span></text:p>
              </text:list-item>
              <text:list-item>
                <text:p text:style-name="P57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5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7">BSCJASPER<text:span text:style-name="T87">0</text:span>0001</text:p>
          </table:table-cell>
          <table:table-cell table:style-name="表格23.A5" office:value-type="string">
            <text:p text:style-name="P34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8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6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4">是否線上<text:span text:style-name="T92">compile jrxml檔</text:span></text:p>
          </table:table-cell>
          <table:table-cell table:style-name="表格23.A9" office:value-type="string">
            <text:p text:style-name="P396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71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71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5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72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0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2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5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5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5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5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5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40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3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3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9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73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4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5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6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57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0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8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6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7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9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7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5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6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8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9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9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9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9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9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41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4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4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4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1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90">20141223<text:span text:style-name="T97">000000001</text:span></text:p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72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0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4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92"/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3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9">當為<text:span text:style-name="T98">Y實發完mail後保留, 反之刪除此筆紀錄</text:span></text:p>
          </table:table-cell>
          <table:table-cell table:style-name="表格46.A8" office:value-type="string">
            <text:p text:style-name="P343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1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1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1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1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1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1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42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5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5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5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4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9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1">Y</text:p>
          </table:table-cell>
          <table:table-cell table:style-name="表格62.A8" office:value-type="string">
            <text:p text:style-name="P399">24</text:p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9"/>
          </table:table-cell>
          <table:table-cell table:style-name="表格62.A8" office:value-type="string">
            <text:p text:style-name="P41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5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407"/>
          </table:table-cell>
          <table:table-cell table:style-name="表格62.A8" office:value-type="string">
            <text:p text:style-name="P405">10</text:p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11">TB_SYS.SYS_ID</text:p>
          </table:table-cell>
          <table:table-cell table:style-name="表格62.A8" office:value-type="string">
            <text:p text:style-name="P414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4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399">255</text:p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10"><text:span text:style-name="T104">bean</text:span>的id 或</text:p>
            <text:p text:style-name="P410">controller的 <text:span text:style-name="T105">action url</text:span></text:p>
          </table:table-cell>
          <table:table-cell table:style-name="表格62.A8" office:value-type="string">
            <text:p text:style-name="P414"><text:span text:style-name="T103">t</text:span>est.bs<text:span text:style-name="T105">@</text:span>create</text:p>
            <text:p text:style-name="P412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9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399">1</text:p>
          </table:table-cell>
          <table:table-cell table:style-name="表格62.A8" office:value-type="string">
            <text:p text:style-name="P400">N</text:p>
          </table:table-cell>
          <table:table-cell table:style-name="表格62.A8" office:value-type="string">
            <text:p text:style-name="P408"/>
          </table:table-cell>
          <table:table-cell table:style-name="表格62.A8" office:value-type="string">
            <text:p text:style-name="P41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4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4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4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4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4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2"/>
        </text:list-item>
      </text:list>
      <text:p text:style-name="P104"/>
      <text:p text:style-name="P104"/>
      <text:list text:continue-numbering="true" text:style-name="WW8Num2">
        <text:list-item>
          <text:h text:style-name="P443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6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6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6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3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91"/>
          </table:table-cell>
          <table:table-cell table:style-name="表格63.A8" office:value-type="string">
            <text:p text:style-name="P344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3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3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3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3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3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3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5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7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7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5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7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9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4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5">如 <text:span text:style-name="T37">CORE, BSC</text:span></text:p>
          </table:table-cell>
          <table:table-cell table:style-name="表格80.A8" office:value-type="string">
            <text:p text:style-name="P345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5"/>
          </table:table-cell>
          <table:table-cell table:style-name="表格80.A8" office:value-type="string">
            <text:p text:style-name="P345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5"/>
          </table:table-cell>
          <table:table-cell table:style-name="表格80.A8" office:value-type="string">
            <text:p text:style-name="P345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5"/>
          </table:table-cell>
          <table:table-cell table:style-name="表格80.A8" office:value-type="string">
            <text:p text:style-name="P345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3">Query user account</text:p>
          </table:table-cell>
          <table:table-cell table:style-name="表格80.A8" office:value-type="string">
            <text:p text:style-name="P345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4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4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4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4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4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4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3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4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8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8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8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80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6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4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7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4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4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9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6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4">Y / N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91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1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2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9">R/<text:span text:style-name="T122">Y</text:span>/F</text:p>
              </text:list-item>
              <text:list-item>
                <text:p text:style-name="P769">R-執行中</text:p>
              </text:list-item>
              <text:list-item>
                <text:p text:style-name="P769"><text:span text:style-name="T122">Y</text:span>-結束 (預設)</text:p>
              </text:list-item>
              <text:list-item>
                <text:p text:style-name="P769">F-錯誤</text:p>
              </text:list-item>
            </text:list>
          </table:table-cell>
          <table:table-cell table:style-name="Table3.A8" office:value-type="string">
            <text:p text:style-name="P346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70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70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4">TB_SYS_EXPRESSION.EXPR_ID</text:p>
          </table:table-cell>
          <table:table-cell table:style-name="Table3.A8" office:value-type="string">
            <text:p text:style-name="P33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71">*,<text:span text:style-name="T117">1,2,3,4,5,6,7</text:span></text:p>
              </text:list-item>
              <text:list-item>
                <text:p text:style-name="P771">*<text:span text:style-name="T117">=每天</text:span></text:p>
              </text:list-item>
              <text:list-item>
                <text:p text:style-name="P772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4">*,<text:span text:style-name="T119">0~23</text:span></text:p>
              </text:list-item>
              <text:list-item>
                <text:p text:style-name="P764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4">*,<text:span text:style-name="T121">0~59</text:span></text:p>
              </text:list-item>
              <text:list-item>
                <text:p text:style-name="P764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73">'0' 不通知</text:p>
              </text:list-item>
              <text:list-item>
                <text:p text:style-name="P773">'1' 只有失敗fault時通知</text:p>
              </text:list-item>
              <text:list-item>
                <text:p text:style-name="P773">'2' 只有成功通知</text:p>
              </text:list-item>
              <text:list-item>
                <text:p text:style-name="P773">'3' 成功/失敗都通知</text:p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Table3.A8" office:value-type="string">
            <text:p text:style-name="P34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6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6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6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6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6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6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9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9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9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81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0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0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74">tb_sys_expr_job.ID</text:p>
              </text:list-item>
            </text:list>
          </table:table-cell>
          <table:table-cell table:style-name="Table4.A8" office:value-type="string">
            <text:p text:style-name="P347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79">Y/F/N</text:p>
              </text:list-item>
              <text:list-item>
                <text:p text:style-name="P780"><text:span text:style-name="T122">Y</text:span> = 成功</text:p>
              </text:list-item>
              <text:list-item>
                <text:p text:style-name="P780"><text:span text:style-name="T125">F</text:span> = 失敗</text:p>
              </text:list-item>
              <text:list-item>
                <text:p text:style-name="P781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6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Table4.A8" office:value-type="string">
            <text:p text:style-name="P347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9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9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7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01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85"><text:span text:style-name="T9">LOG_</text:span><text:span text:style-name="T7">STATUS</text:span>!='Y'</text:p>
              </text:list-item>
              <text:list-item>
                <text:p text:style-name="P781">Error, exception message</text:p>
              </text:list-item>
            </text:list>
          </table:table-cell>
          <table:table-cell table:style-name="Table4.A8" office:value-type="string">
            <text:p text:style-name="P347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40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0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0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0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0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0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7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6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8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4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6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0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7">Result variable name</text:p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1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8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2">LLM_MODE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4">25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9"><text:span text:style-name="T151">g</text:span>emma2 , qwen2.5-coder</text:p>
              </text:list-item>
            </text:list>
          </table:table-cell>
          <table:table-cell table:style-name="表格12.A8" office:value-type="string">
            <text:p text:style-name="P348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list text:continue-numbering="true" text:style-name="WW8Num2">
        <text:list-item>
          <text:h text:style-name="P448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0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13.A8" office:value-type="string">
            <text:p text:style-name="P349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23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24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13.A8" office:value-type="string">
            <text:p text:style-name="P349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5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p text:style-name="P349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5" text:outline-level="1"><text:soft-page-break/></text:h>
      <text:list text:continue-numbering="true" text:style-name="WW8Num2">
        <text:list-item>
          <text:h text:style-name="P449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0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16.A8" office:value-type="string">
            <text:p text:style-name="P349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5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92">0-before, 1-after</text:p>
              </text:list-item>
            </text:list>
          </table:table-cell>
          <table:table-cell table:style-name="表格16.A8" office:value-type="string">
            <text:p text:style-name="P350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6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91"/>
              </text:list-item>
            </text:list>
          </table:table-cell>
          <table:table-cell table:style-name="表格16.A8" office:value-type="string">
            <text:p text:style-name="P350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418"/>
      <text:list text:continue-numbering="true" text:style-name="WW8Num2">
        <text:list-item>
          <text:h text:style-name="P450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21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21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3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1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1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9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1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02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1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9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21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5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7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5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5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7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7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0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17.A8" office:value-type="string">
            <text:p text:style-name="P351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7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17.A8" office:value-type="string">
            <text:p text:style-name="P351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8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94">Y , N</text:p>
              </text:list-item>
            </text:list>
          </table:table-cell>
          <table:table-cell table:style-name="表格17.A8" office:value-type="string">
            <text:p text:style-name="P351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7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7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7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7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7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7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</table:table>
      <text:h text:style-name="P430" text:outline-level="1"/>
      <text:p text:style-name="P419"/>
      <text:list text:continue-numbering="true" text:style-name="WW8Num2">
        <text:list-item>
          <text:h text:style-name="P451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22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22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4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2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2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60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2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3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2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60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22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6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8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6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6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8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8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9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25.A8" office:value-type="string">
            <text:p text:style-name="P352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83"/>
              </text:list-item>
            </text:list>
          </table:table-cell>
          <table:table-cell table:style-name="表格25.A8" office:value-type="string">
            <text:p text:style-name="P352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31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25.A8" office:value-type="string">
            <text:p text:style-name="P352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8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5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94">Y , N</text:p>
              </text:list-item>
            </text:list>
          </table:table-cell>
          <table:table-cell table:style-name="表格25.A8" office:value-type="string">
            <text:p text:style-name="P352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8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8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8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8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8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8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</table:table>
      <text:h text:style-name="P431" text:outline-level="1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p text:style-name="P419"/>
      <text:list text:continue-numbering="true" text:style-name="WW8Num2">
        <text:list-item>
          <text:h text:style-name="P452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3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3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5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3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3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1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3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4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3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1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3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7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9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7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7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9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9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0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3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4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5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4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5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5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6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9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5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2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7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43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5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6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6">Y / N - 是否最後一個result</text:p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4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2">2<text:span text:style-name="T150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7">TASK_ID-YYYYMMDD-*****</text:p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5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3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>Y</text:p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803"><text:span text:style-name="T154">TASK_</text:span>USER_<text:span text:style-name="T153">MESSAGE</text:span>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8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3"/>
          </table:table-cell>
          <table:table-cell table:style-name="表格26.A8" office:value-type="string">
            <text:list text:continue-numbering="true" text:style-name="WW8Num2">
              <text:list-item>
                <text:p text:style-name="P74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50">CAUSE_MESSAGE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751">5000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41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3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9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9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9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9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9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9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</table:table>
      <text:h text:style-name="P432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09T13:52:11.760000000</dc:date>
    <meta:editing-cycles>1177</meta:editing-cycles>
    <meta:editing-duration>P1DT1H47M26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30" meta:word-count="3193" meta:character-count="16281" meta:non-whitespace-character-count="15625"/>
  </office:meta>
</office:document-meta>
</file>